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1ef35" officeooo:paragraph-rsid="00192e32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erif" fo:font-size="11pt" style:text-underline-style="none" fo:font-weight="normal" officeooo:rsid="007adc13" officeooo:paragraph-rsid="00192e32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Liberation Serif" fo:font-size="11pt" style:text-underline-style="none" fo:font-weight="normal" officeooo:rsid="007adc13" officeooo:paragraph-rsid="0046b03f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f9ab1" officeooo:paragraph-rsid="00192e32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f9ab1" officeooo:paragraph-rsid="0047b6b3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438073" officeooo:paragraph-rsid="00438073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ef35" officeooo:paragraph-rsid="00192e3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4203d0" officeooo:paragraph-rsid="004203d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4203d0" officeooo:paragraph-rsid="00192e32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Liberation Serif" fo:font-size="11pt" style:text-underline-style="none" fo:font-weight="normal" officeooo:rsid="0046b03f" officeooo:paragraph-rsid="0046b03f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f47" style:font-weight-asian="normal" style:font-weight-complex="normal"/>
    </style:style>
    <style:style style:name="T3" style:family="text">
      <style:text-properties fo:font-weight="normal" officeooo:rsid="0004eec9" style:font-weight-asian="normal" style:font-weight-complex="normal"/>
    </style:style>
    <style:style style:name="T4" style:family="text">
      <style:text-properties fo:font-weight="normal" officeooo:rsid="00405147" style:font-weight-asian="normal" style:font-weight-complex="normal"/>
    </style:style>
    <style:style style:name="T5" style:family="text">
      <style:text-properties fo:font-weight="normal" officeooo:rsid="004203d0" style:font-weight-asian="normal" style:font-weight-complex="normal"/>
    </style:style>
    <style:style style:name="T6" style:family="text">
      <style:text-properties fo:font-weight="normal" officeooo:rsid="0047b6b3" style:font-weight-asian="normal" style:font-weight-complex="normal"/>
    </style:style>
    <style:style style:name="T7" style:family="text">
      <style:text-properties fo:font-weight="normal" officeooo:rsid="0048e36f" style:font-weight-asian="normal" style:font-weight-complex="normal"/>
    </style:style>
    <style:style style:name="T8" style:family="text">
      <style:text-properties officeooo:rsid="004203d0"/>
    </style:style>
    <style:style style:name="T9" style:family="text">
      <style:text-properties officeooo:rsid="00438073"/>
    </style:style>
    <style:style style:name="T10" style:family="text">
      <style:text-properties officeooo:rsid="0046b03f"/>
    </style:style>
    <style:style style:name="T11" style:family="text">
      <style:text-properties officeooo:rsid="0047b6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 No. </text:span><text:span text:style-name="T4">1</text:span><text:span text:style-name="T2"><text:tab/><text:tab/><text:tab/><text:tab/><text:tab/><text:tab/> <text:tab/><text:tab/><text:tab/><text:tab/> <text:s text:c="8"/>Date : </text:span><text:span text:style-name="T3">2</text:span><text:span text:style-name="T7">8</text:span><text:span text:style-name="T2">-0</text:span><text:span text:style-name="T3">7</text:span><text:span text:style-name="T2">-2019</text:span> </text:p>
      <text:p text:style-name="P8">INSTALLATION OF POSTGRESQL</text:p>
      <text:p text:style-name="P7"/>
      <text:p text:style-name="P4">AIM:</text:p>
      <text:p text:style-name="P4"><text:tab/><text:span text:style-name="T5">To install posgresql</text:span></text:p>
      <text:p text:style-name="P9"/>
      <text:p text:style-name="P6"><text:span text:style-name="T8">P</text:span>ROCEDURE:</text:p>
      <text:p text:style-name="P2"><text:tab/><text:span text:style-name="T9">Step 1: Update system and install dependencies</text:span></text:p>
      <text:p text:style-name="P2"/>
      <text:p text:style-name="P2"><text:tab/><text:tab/><text:tab/><text:span text:style-name="T9">$s</text:span>udo apt update</text:p>
      <text:p text:style-name="P2"><text:tab/><text:tab/><text:tab/><text:span text:style-name="T9">$sudo apt install -y wget</text:span></text:p>
      <text:p text:style-name="P2"/>
      <text:p text:style-name="P2"><text:tab/><text:span text:style-name="T9">Step 2: <text:s/>Add PostgreSQL 11 APT repository</text:span></text:p>
      <text:p text:style-name="P2"><text:tab/><text:tab/><text:tab/>Download the key for postgresql repository and add it to the package manager keyring</text:p>
      <text:p text:style-name="P2"/>
      <text:p text:style-name="P2"><text:s/><text:tab/><text:tab/><text:tab/><text:span text:style-name="T9">$</text:span>wget --quiet -O -​ ​https://www.postgresql.org/media/keys/ACCC4CF8.asc | sudo apt-<text:tab/><text:tab/><text:tab/><text:tab/> key add -</text:p>
      <text:p text:style-name="P2"><text:tab/><text:tab/><text:tab/><text:span text:style-name="T9">$</text:span>RELEASE=$(lsb_release -cs)</text:p>
      <text:p text:style-name="P2"><text:s/><text:tab/><text:tab/><text:tab/><text:span text:style-name="T9">$</text:span>echo "deb http://apt.postgresql.org/pub/repos/apt/ ${RELEASE}"-pgdg main | sudo <text:span text:style-name="T9">tee<text:tab/><text:tab/><text:tab/><text:tab/> </text:span>/etc/apt/sources.list.d/pgdg.list</text:p>
      <text:p text:style-name="P2"><text:tab/><text:tab/><text:tab/><text:span text:style-name="T9">$</text:span> cat /etc/apt/sources.list.d/pgdg.list</text:p>
      <text:p text:style-name="P2"><text:tab/></text:p>
      <text:p text:style-name="P2"><text:tab/><text:span text:style-name="T10">Step 3: Install PostgreSQL 11 on Ubuntu 18.04 / Ubuntu 16.04</text:span></text:p>
      <text:p text:style-name="P2"/>
      <text:p text:style-name="P2"><text:span text:style-name="T10"><text:tab/><text:tab/><text:tab/>$</text:span>sudo apt update</text:p>
      <text:p text:style-name="P2"><text:span text:style-name="T10"><text:tab/><text:tab/><text:tab/>$</text:span>sudo apt -y install postgresql-11</text:p>
      <text:p text:style-name="P2"/>
      <text:p text:style-name="P2"><text:tab/>Step 4: Set PostgreSQL admin user’s password</text:p>
      <text:p text:style-name="P2"/>
      <text:p text:style-name="P2"><text:span text:style-name="T10"><text:tab/><text:tab/><text:tab/>$</text:span>sudo su - postgres</text:p>
      <text:p text:style-name="P2"><text:span text:style-name="T10"><text:tab/><text:tab/><text:tab/>$</text:span>psql -c "alter user postgres with password '&lt;YOUR PASSWORD&gt;' "</text:p>
      <text:p text:style-name="P2"/>
      <text:p text:style-name="P2"><text:tab/>Step 5: Post-Installation</text:p>
      <text:p text:style-name="P2"><text:tab/><text:tab/><text:tab/>Postgres has been successfully installed. You can now use postgres by following the <text:tab/><text:tab/><text:tab/><text:tab/>steps given below</text:p>
      <text:p text:style-name="P10"><text:tab/><text:tab/><text:tab/></text:p>
      <text:p text:style-name="P3"><text:span text:style-name="T10"><text:tab/><text:tab/><text:tab/>$</text:span>sudo su - postgres</text:p>
      <text:p text:style-name="P2"><text:span text:style-name="T10"><text:tab/><text:tab/><text:tab/>$</text:span>psql</text:p>
      <text:p text:style-name="P3"><text:tab/><text:tab/><text:tab/></text:p>
      <text:p text:style-name="P3"><text:tab/><text:tab/><text:tab/>This will open the postgresql command lin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1">RESULT</text:span>:</text:p>
      <text:p text:style-name="P5"><text:tab/><text:span text:style-name="T6">The postgrestsql is installed successfu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1:10:56.898163334</meta:creation-date>
    <dc:date>2019-07-30T00:15:06.125484619</dc:date>
    <meta:editing-duration>PT2H48M14S</meta:editing-duration>
    <meta:editing-cycles>31</meta:editing-cycles>
    <meta:generator>LibreOffice/6.2.4.2$Linux_X86_64 LibreOffice_project/20$Build-2</meta:generator>
    <meta:document-statistic meta:table-count="0" meta:image-count="0" meta:object-count="0" meta:page-count="1" meta:paragraph-count="30" meta:word-count="146" meta:character-count="1148" meta:non-whitespace-character-count="861"/>
  </office:meta>
</office:document-meta>
</file>